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pitch="fixed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style:font-name="Menlo" fo:font-size="10.5pt" officeooo:rsid="000f8792" officeooo:paragraph-rsid="000f8792" style:font-size-asian="10.5pt" style:font-size-complex="10.5pt"/>
    </style:style>
    <style:style style:name="P2" style:family="paragraph" style:parent-style-name="Preformatted_20_Text">
      <style:text-properties style:font-name="Menlo" fo:font-size="10.5pt" officeooo:rsid="000fbaf8" officeooo:paragraph-rsid="000fbaf8" style:font-size-asian="10.5pt" style:font-size-complex="10.5pt"/>
    </style:style>
    <style:style style:name="P3" style:family="paragraph" style:parent-style-name="Preformatted_20_Text">
      <style:text-properties style:font-name="Menlo" fo:font-size="10.5pt" officeooo:rsid="00109337" officeooo:paragraph-rsid="00109337" style:font-size-asian="10.5pt" style:font-size-complex="10.5pt"/>
    </style:style>
    <style:style style:name="P4" style:family="paragraph" style:parent-style-name="Preformatted_20_Text">
      <style:text-properties style:font-name="Menlo" fo:font-size="10.5pt" officeooo:rsid="0011a680" officeooo:paragraph-rsid="0011a680" style:font-size-asian="10.5pt" style:font-size-complex="10.5pt"/>
    </style:style>
    <style:style style:name="T1" style:family="text">
      <style:text-properties officeooo:rsid="000fbaf8"/>
    </style:style>
    <style:style style:name="T2" style:family="text">
      <style:text-properties officeooo:rsid="001093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5:</text:p>
      <text:p text:style-name="P1">exo1:</text:p>
      <text:p text:style-name="P1">1. Entrée main <text:s/></text:p>
      <text:p text:style-name="P1"><text:s text:c="3"/>Milieu f</text:p>
      <text:p text:style-name="P1"><text:s text:c="3"/>Entrée h</text:p>
      <text:p text:style-name="P1"><text:s text:c="3"/>Entrée g</text:p>
      <text:p text:style-name="P1"><text:s text:c="3"/>Mileu f</text:p>
      <text:p text:style-name="P1"><text:s text:c="3"/>Sortie g</text:p>
      <text:p text:style-name="P1"><text:s text:c="3"/>Sortie h</text:p>
      <text:p text:style-name="P1"><text:s text:c="3"/>Sortie main </text:p>
      <text:p text:style-name="P1">2. <text:span text:style-name="T1">fait sur la feuille de td </text:span></text:p>
      <text:p text:style-name="P2">3.B<text:span text:style-name="T2">loc.java</text:span></text:p>
      <text:p text:style-name="P3">4.feuille</text:p>
      <text:p text:style-name="P3">Exo 3 :</text:p>
      <text:p text:style-name="P3">1.Cellule.java / Liste .java</text:p>
      <text:p text:style-name="P4">2.feuille</text:p>
      <text:p text:style-name="P2"/>
      <text:p text:style-name="P3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pitch="fixed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0:48:14.418291368</meta:creation-date>
    <dc:date>2023-02-16T12:34:32.526552882</dc:date>
    <meta:editing-duration>PT1H46M17S</meta:editing-duration>
    <meta:editing-cycles>4</meta:editing-cycles>
    <meta:generator>LibreOffice/7.4.3.2$MacOSX_X86_64 LibreOffice_project/1048a8393ae2eeec98dff31b5c133c5f1d08b890</meta:generator>
    <meta:document-statistic meta:table-count="0" meta:image-count="0" meta:object-count="0" meta:page-count="1" meta:paragraph-count="16" meta:word-count="36" meta:character-count="198" meta:non-whitespace-character-count="153"/>
  </office:meta>
</office:document-meta>
</file>